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133C00000931A2A1709B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8A0000013180263F36.svm" manifest:media-type=""/>
  <manifest:file-entry manifest:full-path="Pictures/20000001000001640000012D60A1FB1C.svm" manifest:media-type=""/>
  <manifest:file-entry manifest:full-path="Pictures/2000000200000127000000F065B0BE50.eps" manifest:media-type=""/>
  <manifest:file-entry manifest:full-path="Pictures/20000001000012FD000007545690D7F9.svm" manifest:media-type=""/>
  <manifest:file-entry manifest:full-path="Pictures/200000010000026E0000012D2B1C45BB.svm" manifest:media-type=""/>
  <manifest:file-entry manifest:full-path="Pictures/200000010000018E0000012DA06B9E49.svm" manifest:media-type=""/>
  <manifest:file-entry manifest:full-path="Pictures/20000001000000ED000000EDF78F3513.svm" manifest:media-type=""/>
  <manifest:file-entry manifest:full-path="Pictures/200000010000018A0000012DBC12F100.svm" manifest:media-type="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6800000129BC5E52E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latex§\begin{align*}&#10;V_C&amp;=V_{CC}-I_C R_C\\&#10;V_E&amp;=I_E R_E\\&#10;V_B&amp;=V_{BE}+V_E=V_{BE}+I_E R_E\\&#10;&amp;=V_{BB}-I_B R_B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latex§\begin{align*}&#10;V_{BB}&amp;=I_B R_B+V_{BE}+I_E R_E\\&#10;&amp;=\frac{I_E}{\beta+1} R_B +V_{BE}+I_E R_E\\&#10;I_E&amp;=\frac{V_{BB}-V_{BE}}{\frac{R_B}{\beta+1}+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55cm" svg:height="5.333cm" svg:x="0.829cm" svg:y="0.405cm">
          <draw:image xlink:href="Pictures/2000000200000127000000F065B0BE50.eps" xlink:type="simple" xlink:show="embed" xlink:actuate="onLoad">
            <text:p/>
          </draw:image>
        </draw:frame>
        <draw:frame draw:style-name="gr2" draw:text-style-name="P1" draw:layer="layout" svg:width="0.745cm" svg:height="0.36cm" svg:x="0.166cm" svg:y="3.856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739cm" svg:height="0.365cm" svg:x="7.45cm" svg:y="2.929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26cm" svg:height="0.355cm" svg:x="2.179cm" svg:y="3.326cm">
          <draw:image xlink:href="Pictures/200000010000016400000129B6113C1E.svm" xlink:type="simple" xlink:show="embed" xlink:actuate="onLoad">
            <text:p/>
          </draw:image>
        </draw:frame>
        <draw:frame draw:style-name="gr5" draw:text-style-name="P1" draw:layer="layout" svg:width="0.426cm" svg:height="0.36cm" svg:x="5.738cm" svg:y="2.891cm">
          <draw:image xlink:href="Pictures/20000001000001640000012D60A1FB1C.svm" xlink:type="simple" xlink:show="embed" xlink:actuate="onLoad">
            <text:p/>
          </draw:image>
        </draw:frame>
        <draw:frame draw:style-name="gr6" draw:text-style-name="P1" draw:layer="layout" svg:width="0.552cm" svg:height="0.355cm" svg:x="2.221cm" svg:y="2.181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552cm" svg:height="0.36cm" svg:x="4.558cm" svg:y="1.019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557cm" svg:height="0.355cm" svg:x="4.558cm" svg:y="4.277cm">
          <draw:image xlink:href="Pictures/20000001000001D100000129A37F3893.svm" xlink:type="simple" xlink:show="embed" xlink:actuate="onLoad">
            <text:p/>
          </draw:image>
        </draw:frame>
        <draw:frame draw:style-name="gr9" draw:text-style-name="P1" draw:layer="layout" svg:width="0.472cm" svg:height="0.36cm" svg:x="3.092cm" svg:y="1.841cm">
          <draw:image xlink:href="Pictures/200000010000018A0000012DBC12F100.svm" xlink:type="simple" xlink:show="embed" xlink:actuate="onLoad">
            <text:p/>
          </draw:image>
        </draw:frame>
        <draw:frame draw:style-name="gr10" draw:text-style-name="P1" draw:layer="layout" svg:width="0.476cm" svg:height="0.36cm" svg:x="4.86cm" svg:y="3.5cm">
          <draw:image xlink:href="Pictures/200000010000018E0000012DA06B9E49.svm" xlink:type="simple" xlink:show="embed" xlink:actuate="onLoad">
            <text:p/>
          </draw:image>
        </draw:frame>
        <draw:frame draw:style-name="gr11" draw:text-style-name="P1" draw:layer="layout" svg:width="0.472cm" svg:height="0.365cm" svg:x="4.843cm" svg:y="1.852cm">
          <draw:image xlink:href="Pictures/200000010000018A0000013180263F36.svm" xlink:type="simple" xlink:show="embed" xlink:actuate="onLoad">
            <text:p/>
          </draw:image>
        </draw:frame>
        <draw:frame draw:style-name="gr12" draw:text-style-name="P1" draw:layer="layout" svg:width="3.888cm" svg:height="1.5cm" svg:x="8.214cm" svg:y="3.836cm">
          <draw:image xlink:href="Pictures/20000001000012FD000007545690D7F9.svm" xlink:type="simple" xlink:show="embed" xlink:actuate="onLoad">
            <text:p/>
          </draw:image>
        </draw:frame>
        <draw:frame draw:style-name="gr13" draw:text-style-name="P1" draw:layer="layout" svg:width="3.938cm" svg:height="1.882cm" svg:x="7.968cm" svg:y="0.382cm">
          <draw:image xlink:href="Pictures/200000010000133C00000931A2A1709B.svm" xlink:type="simple" xlink:show="embed" xlink:actuate="onLoad">
            <text:p/>
          </draw:image>
        </draw:frame>
        <draw:line draw:style-name="gr14" draw:text-style-name="P1" draw:layer="layout" svg:x1="2.091cm" svg:y1="3.201cm" svg:x2="2.738cm" svg:y2="3.201cm">
          <text:p/>
        </draw:line>
        <draw:frame draw:style-name="gr15" draw:text-style-name="P1" draw:layer="layout" svg:width="0.75cm" svg:height="0.36cm" svg:x="3.039cm" svg:y="3.336cm">
          <draw:image xlink:href="Pictures/20000001000002720000012D1FCF2084.svm" xlink:type="simple" xlink:show="embed" xlink:actuate="onLoad">
            <text:p/>
          </draw:image>
        </draw:frame>
        <draw:frame draw:style-name="gr16" draw:text-style-name="P1" draw:layer="layout" svg:width="0.283cm" svg:height="0.283cm" svg:x="3.272cm" svg:y="2.948cm">
          <draw:image xlink:href="Pictures/20000001000000ED000000EDF78F3513.svm" xlink:type="simple" xlink:show="embed" xlink:actuate="onLoad">
            <text:p/>
          </draw:image>
        </draw:frame>
        <draw:frame draw:style-name="gr17" draw:text-style-name="P1" draw:layer="layout" svg:width="0.264cm" svg:height="0.02cm" svg:x="3.705cm" svg:y="3.938cm">
          <draw:image xlink:href="Pictures/20000001000000DD00000012A856DA5C.svm" xlink:type="simple" xlink:show="embed" xlink:actuate="onLoad">
            <text:p/>
          </draw:image>
        </draw:frame>
        <draw:line draw:style-name="gr14" draw:text-style-name="P1" draw:layer="layout" svg:x1="5.404cm" svg:y1="4.131cm" svg:x2="5.404cm" svg:y2="4.778cm">
          <text:p/>
        </draw:line>
        <draw:frame draw:style-name="gr18" draw:text-style-name="P1" draw:layer="layout" svg:width="0.431cm" svg:height="0.355cm" svg:x="5.526cm" svg:y="4.277cm">
          <draw:image xlink:href="Pictures/200000010000016800000129BC5E52E4.svm" xlink:type="simple" xlink:show="embed" xlink:actuate="onLoad">
            <text:p/>
          </draw:image>
        </draw:frame>
        <draw:line draw:style-name="gr14" draw:text-style-name="P1" draw:layer="layout" svg:x1="5.404cm" svg:y1="0.876cm" svg:x2="5.404cm" svg:y2="1.523cm">
          <text:p/>
        </draw:line>
        <draw:frame draw:style-name="gr5" draw:text-style-name="P1" draw:layer="layout" svg:width="0.426cm" svg:height="0.36cm" svg:x="5.526cm" svg:y="1.019cm">
          <draw:image xlink:href="Pictures/20000001000001640000012D60A1FB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5:53:13</dc:date>
    <dc:creator>kkk </dc:creator>
    <meta:editing-duration>PT22M40S</meta:editing-duration>
    <meta:editing-cycles>4</meta:editing-cycles>
    <meta:generator>LibreOffice/3.3$Linux LibreOffice_project/330m19$Build-401</meta:generator>
    <meta:document-statistic meta:object-count="21"/>
  </office:meta>
</office:document-meta>
</file>